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bcc" officeooo:paragraph-rsid="0003dbcc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3dbcc" officeooo:paragraph-rsid="0003dbcc" fo:background-color="#ffff00" style:font-size-asian="15pt" style:font-weight-asian="bold" style:font-size-complex="15pt" style:font-weight-complex="bold"/>
    </style:style>
    <style:style style:name="P3" style:family="paragraph" style:parent-style-name="Preformatted_20_Text">
      <style:text-properties fo:color="#000000" style:font-name="DejaVu Sans Mono" fo:font-size="9pt" officeooo:rsid="0003dbcc" officeooo:paragraph-rsid="0003dbcc"/>
    </style:style>
    <style:style style:name="P4" style:family="paragraph" style:parent-style-name="Preformatted_20_Text">
      <style:text-properties fo:color="#808080" style:font-name="DejaVu Sans Mono" fo:font-size="9pt" fo:font-style="italic" officeooo:rsid="0003dbcc" officeooo:paragraph-rsid="0003dbcc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6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officeooo:rsid="0003dbcc" officeooo:paragraph-rsid="0003dbcc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weight="bold" officeooo:rsid="0003dbcc" officeooo:paragraph-rsid="0003dbcc" fo:background-color="#ffff99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05d59f" officeooo:paragraph-rsid="0005d59f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weight="bold" officeooo:rsid="0005d59f" officeooo:paragraph-rsid="0005d59f" fo:background-color="#ffff99" style:font-weight-asian="bold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fo:font-weight="bold" officeooo:rsid="00070e4a" officeooo:paragraph-rsid="00070e4a" fo:background-color="#ffff99" style:font-weight-asian="bold" style:font-weight-complex="bold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070e4a" officeooo:paragraph-rsid="00070e4a"/>
    </style:style>
    <style:style style:name="P12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officeooo:rsid="0003dbcc"/>
    </style:style>
    <style:style style:name="T2" style:family="text">
      <style:text-properties fo:color="#000080" fo:font-weight="bold"/>
    </style:style>
    <style:style style:name="T3" style:family="text">
      <style:text-properties fo:font-style="italic"/>
    </style:style>
    <style:style style:name="T4" style:family="text">
      <style:text-properties fo:color="#008000" fo:font-weight="bold"/>
    </style:style>
    <style:style style:name="T5" style:family="text">
      <style:text-properties fo:color="#0000ff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ARK SCALA OLYMPICS <text:s/>DATASET ANALYSIS</text:p>
      <text:p text:style-name="P1"/>
      <text:p text:style-name="P1">import libraries-</text:p>
      <text:p text:style-name="P3"><text:span text:style-name="T2">import </text:span>org.apache.spark.sql.SparkSession</text:p>
      <text:p text:style-name="P4"><text:span text:style-name="T6">import</text:span> <text:span text:style-name="T7">org.apache.spark.sql.functions.expr</text:span></text:p>
      <text:p text:style-name="P1"/>
      <text:p text:style-name="P1"/>
      <text:p text:style-name="P1"/>
      <text:p text:style-name="P1"/>
      <text:p text:style-name="P3"><text:span text:style-name="T2">val </text:span>spark = SparkSession.<text:span text:style-name="T3">builder</text:span>().appName(<text:span text:style-name="T4">"myapp"</text:span>).master(<text:span text:style-name="T4">"local[*]"</text:span>).getOrCreate()</text:p>
      <text:p text:style-name="P3"/>
      <text:p text:style-name="P5">spark.sparkContext.setLogLevel(<text:span text:style-name="T4">"ERROR"</text:span>)</text:p>
      <text:p text:style-name="P3"><text:span text:style-name="T2">val </text:span>df1 = spark.read.option(<text:span text:style-name="T4">"header"</text:span>, <text:span text:style-name="T4">"true"</text:span>).option(<text:span text:style-name="T4">"inferSchema"</text:span>, <text:span text:style-name="T4">"true"</text:span>).csv(<text:span text:style-name="T4">"/home/hduser/sampleData/myexcel/athletes.csv"</text:span>)</text:p>
      <text:p text:style-name="P3"/>
      <text:p text:style-name="P12">df1.show(numRows = <text:span text:style-name="T5">20</text:span>)</text:p>
      <text:p text:style-name="P5">df1.printSchema()</text:p>
      <text:p text:style-name="P5">//<text:span text:style-name="T1">create a new col and append to dataset</text:span></text:p>
      <text:p text:style-name="P6">myExpression = “gold + silver + bronze”</text:p>
      <text:p text:style-name="P5"><text:span text:style-name="T1">df2 = </text:span>df1.withColumn(<text:span text:style-name="T4">"total"</text:span>,expr(myExpression))</text:p>
      <text:p text:style-name="P6">df2.show(numRows = 20)</text:p>
      <text:p text:style-name="P7">Q1 Find toaal number of medals won by USA in Athletics?</text:p>
      <text:p text:style-name="P6">Sol val filterusa = df2.filter(df2("nationality") === "USA" &amp;&amp; df2("sport") === "athletics").groupBy("nationality","sport").sum("total")</text:p>
      <text:p text:style-name="P7">Q2 Find total no of medals won by each country in each sport?</text:p>
      <text:p text:style-name="P8"><text:span text:style-name="T8">Sol <text:s/>val countrywise = df2.groupBy("nationality","sport").sum("total")</text:span></text:p>
      <text:p text:style-name="P9"><text:span text:style-name="T8">Q3 Find which country won max medals?</text:span></text:p>
      <text:p text:style-name="P8"><text:span text:style-name="T8">Sol </text:span></text:p>
      <text:p text:style-name="P8"><text:span text:style-name="T8">val totbyeachcountry = <text:s/>df2.groupBy("nationality").agg(sum("total").as("total_medals"))</text:span></text:p>
      <text:p text:style-name="P8"><text:span text:style-name="T8">val maxmedals = totbyeachcountry.sort(col("total_medals").desc)</text:span></text:p>
      <text:p text:style-name="P10"><text:span text:style-name="T8">Q4 Total medals won by india?</text:span></text:p>
      <text:p text:style-name="P11"><text:span text:style-name="T8">Sol val indmedals = totbyeachcountry.filter(totbyeachcountry("nationality") === "IND"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8:37:15.793765933</meta:creation-date>
    <dc:date>2021-05-05T20:01:21.979864395</dc:date>
    <meta:editing-duration>PT3M45S</meta:editing-duration>
    <meta:editing-cycles>1</meta:editing-cycles>
    <meta:document-statistic meta:table-count="0" meta:image-count="0" meta:object-count="0" meta:page-count="1" meta:paragraph-count="23" meta:word-count="116" meta:character-count="1203" meta:non-whitespace-character-count="1106"/>
    <meta:generator>LibreOffice/5.1.6.2$Linux_X86_64 LibreOffice_project/10m0$Build-2</meta:generator>
  </office:meta>
</office:document-meta>
</file>